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389cm" table:align="left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8.493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B7" style:family="table-cell">
      <style:table-cell-properties fo:background-color="#eeeeee" fo:padding="0.097cm" fo:border-left="0.05pt solid #cccccc" fo:border-right="none" fo:border-top="none" fo:border-bottom="none">
        <style:background-image/>
      </style:table-cell-properties>
    </style:style>
    <style:style style:name="Tabela1.C7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ela1.C13" style:family="table-cell">
      <style:table-cell-properties style:vertical-align="middle" fo:padding="0.097cm" fo:border="none"/>
    </style:style>
    <style:style style:name="Tabela1.C14" style:family="table-cell">
      <style:table-cell-properties style:vertical-align="middle" fo:padding="0.097cm" fo:border="none"/>
    </style:style>
    <style:style style:name="Tabela1.C15" style:family="table-cell">
      <style:table-cell-properties style:vertical-align="middle" fo:padding="0.097cm" fo:border="none"/>
    </style:style>
    <style:style style:name="Tabela1.C16" style:family="table-cell">
      <style:table-cell-properties style:vertical-align="middle" fo:padding="0.097cm" fo:border="none"/>
    </style:style>
    <style:style style:name="Tabela1.C17" style:family="table-cell">
      <style:table-cell-properties style:vertical-align="middle" fo:padding="0.097cm" fo:border="none"/>
    </style:style>
    <style:style style:name="Tabela1.C18" style:family="table-cell">
      <style:table-cell-properties style:vertical-align="middle" fo:padding="0.097cm" fo:border="none"/>
    </style:style>
    <style:style style:name="Tabela1.C19" style:family="table-cell">
      <style:table-cell-properties style:vertical-align="middle" fo:padding="0.097cm" fo:border="none"/>
    </style:style>
    <style:style style:name="Tabela1.C20" style:family="table-cell">
      <style:table-cell-properties style:vertical-align="middle" fo:padding="0.097cm" fo:border="none"/>
    </style:style>
    <style:style style:name="Tabela1.C21" style:family="table-cell">
      <style:table-cell-properties style:vertical-align="middle" fo:padding="0.097cm" fo:border="none"/>
    </style:style>
    <style:style style:name="Tabela1.C22" style:family="table-cell">
      <style:table-cell-properties style:vertical-align="middle" fo:padding="0.097cm" fo:border="none"/>
    </style:style>
    <style:style style:name="Tabela7" style:family="table">
      <style:table-properties style:width="6.112cm" fo:margin-left="0cm" table:align="left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middle"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B4" style:family="table-cell">
      <style:table-cell-properties fo:background-color="#eeeeee" fo:padding="0.097cm" fo:border="none">
        <style:background-image/>
      </style:table-cell-properties>
    </style:style>
    <style:style style:name="Tabela4.B6" style:family="table-cell">
      <style:table-cell-properties fo:background-color="#eeeeee" fo:padding="0.097cm" fo:border="none">
        <style:background-image/>
      </style:table-cell-properties>
    </style:style>
    <style:style style:name="Tabela4.B8" style:family="table-cell">
      <style:table-cell-properties fo:background-color="#eeeeee" fo:padding="0.097cm" fo:border="none">
        <style:background-image/>
      </style:table-cell-properties>
    </style:style>
    <style:style style:name="Tabela4.B10" style:family="table-cell">
      <style:table-cell-properties fo:background-color="#eeeeee" fo:padding="0.097cm" fo:border="none">
        <style:background-image/>
      </style:table-cell-properties>
    </style:style>
    <style:style style:name="Tabela4.B12" style:family="table-cell">
      <style:table-cell-properties fo:background-color="#eeeeee" fo:padding="0.097cm" fo:border="none">
        <style:background-image/>
      </style:table-cell-properties>
    </style:style>
    <style:style style:name="Tabela4.B14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11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9c3f" officeooo:paragraph-rsid="0061bdc4" style:font-weight-asian="bold" style:font-weight-complex="bold"/>
    </style:style>
    <style:style style:name="P13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30e956" officeooo:paragraph-rsid="0030e956"/>
    </style:style>
    <style:style style:name="P15" style:family="paragraph" style:parent-style-name="Table_20_Contents">
      <style:text-properties officeooo:rsid="0033097b" officeooo:paragraph-rsid="0033097b"/>
    </style:style>
    <style:style style:name="P16" style:family="paragraph" style:parent-style-name="Table_20_Contents">
      <style:text-properties officeooo:rsid="004a17a0" officeooo:paragraph-rsid="004a17a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20" style:family="paragraph" style:parent-style-name="Table_20_Contents">
      <style:text-properties officeooo:paragraph-rsid="006074a3"/>
    </style:style>
    <style:style style:name="P21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22" style:family="paragraph" style:parent-style-name="Table_20_Contents">
      <style:text-properties officeooo:paragraph-rsid="00612a24"/>
    </style:style>
    <style:style style:name="P23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24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25" style:family="paragraph" style:parent-style-name="Table_20_Contents">
      <style:text-properties officeooo:rsid="00224d09" officeooo:paragraph-rsid="00224d09"/>
    </style:style>
    <style:style style:name="P26" style:family="paragraph" style:parent-style-name="Table_20_Contents">
      <style:text-properties officeooo:rsid="00224d09" officeooo:paragraph-rsid="00688196"/>
    </style:style>
    <style:style style:name="P27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28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29" style:family="paragraph" style:parent-style-name="Table_20_Contents">
      <style:text-properties officeooo:rsid="006cb9b3" officeooo:paragraph-rsid="006cb9b3"/>
    </style:style>
    <style:style style:name="P30" style:family="paragraph" style:parent-style-name="Table_20_Contents">
      <style:text-properties fo:font-size="14pt" officeooo:paragraph-rsid="006f5e91" style:font-size-asian="14pt" style:font-size-complex="14pt"/>
    </style:style>
    <style:style style:name="P31" style:family="paragraph" style:parent-style-name="Table_20_Contents">
      <style:text-properties fo:font-size="14pt" fo:font-weight="bold" officeooo:paragraph-rsid="00701adf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officeooo:paragraph-rsid="00701adf"/>
    </style:style>
    <style:style style:name="P33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6cb9b3" officeooo:paragraph-rsid="006cb9b3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38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39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82a4e8"/>
    </style:style>
    <style:style style:name="P40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1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42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3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44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fo:font-size="11pt" fo:font-style="italic" officeooo:rsid="0087b36d" officeooo:paragraph-rsid="0087b36d" style:font-size-asian="11pt" style:font-style-asian="italic" style:font-size-complex="11pt" style:font-style-complex="italic"/>
    </style:style>
    <style:style style:name="P4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46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.6cm" fo:margin-right="0cm" fo:line-height="100%" fo:text-align="center" style:justify-single-word="false" fo:text-indent="0cm" style:auto-text-indent="false" fo:background-color="transparent" text:number-lines="false" text:line-number="0"/>
      <style:text-properties officeooo:rsid="0018e7bd" officeooo:paragraph-rsid="0018e7bd"/>
    </style:style>
    <style:style style:name="P48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793277" officeooo:paragraph-rsid="00793277" style:font-size-asian="14pt" style:font-weight-asian="bold" style:font-size-complex="14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825c15" style:font-weight-asian="bold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55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56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officeooo:rsid="002c80fa" officeooo:paragraph-rsid="00825c15"/>
    </style:style>
    <style:style style:name="P57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58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</style:style>
    <style:style style:name="P59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60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61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499cm" fo:margin-right="0cm" fo:text-align="justify" style:justify-single-word="false" fo:text-indent="0cm" style:auto-text-indent="false" fo:background-color="transparent" text:number-lines="false" text:line-number="0"/>
    </style:style>
    <style:style style:name="P63" style:family="paragraph" style:parent-style-name="Table_20_Contents">
      <style:paragraph-properties fo:text-align="center" style:justify-single-word="false" fo:padding="0.049cm" fo:border-left="none" fo:border-right="none" fo:border-top="none" fo:border-bottom="0.06pt solid #cccccc" style:shadow="none" style:writing-mode="page"/>
    </style:style>
    <style:style style:name="P64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6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66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normal" officeooo:rsid="0018e7bd" officeooo:paragraph-rsid="00612a24" style:font-weight-asian="normal" style:font-weight-complex="normal"/>
    </style:style>
    <style:style style:name="P67" style:family="paragraph" style:parent-style-name="Standard" style:list-style-name="">
      <style:text-properties fo:font-weight="bold" style:font-weight-asian="bold" style:font-weight-complex="bold"/>
    </style:style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cccc"/>
    </style:style>
    <style:style style:name="T8" style:family="text">
      <style:text-properties fo:color="#cccccc" fo:font-weight="bold" style:font-weight-asian="bold" style:font-weight-complex="bold"/>
    </style:style>
    <style:style style:name="T9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4d67a5"/>
    </style:style>
    <style:style style:name="T11" style:family="text">
      <style:text-properties officeooo:rsid="005a0083"/>
    </style:style>
    <style:style style:name="T12" style:family="text">
      <style:text-properties officeooo:rsid="006caafc"/>
    </style:style>
    <style:style style:name="T13" style:family="text">
      <style:text-properties officeooo:rsid="001dfc88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officeooo:rsid="00793277"/>
    </style:style>
    <style:style style:name="T17" style:family="text">
      <style:text-properties officeooo:rsid="007a62aa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c6be1"/>
    </style:style>
    <style:style style:name="T20" style:family="text">
      <style:text-properties officeooo:rsid="0082a4e8"/>
    </style:style>
    <style:style style:name="T21" style:family="text">
      <style:text-properties officeooo:rsid="0086561f"/>
    </style:style>
    <style:style style:name="T22" style:family="text">
      <style:text-properties officeooo:rsid="00885d28"/>
    </style:style>
    <style:style style:name="T23" style:family="text">
      <style:text-properties officeooo:rsid="0088fe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8">TIAGO O. DE FARIAS</text:p>
            <text:p text:style-name="P17">ANALISTA / <text:span text:style-name="T10">DESENVOLVEDOR</text:span> DE SISTEMAS P<text:span text:style-name="T11">HP</text:span></text:p>
            <text:p text:style-name="P63"/>
          </table:table-cell>
          <table:covered-table-cell/>
          <table:covered-table-cell/>
        </table:table-row>
        <table:table-row>
          <table:table-cell table:style-name="Tabela1.A1" table:number-rows-spanned="12" office:value-type="string">
            <text:p text:style-name="P50">NA<text:span text:style-name="T17">S</text:span>CIMENTO</text:p>
            <text:p text:style-name="P58"><text:span text:style-name="T21">1</text:span>2/<text:span text:style-name="T16">0</text:span>9/1985, <text:span text:style-name="T21">Passo Fundo / RS</text:span></text:p>
            <text:p text:style-name="P58"/>
            <text:p text:style-name="P49">CONTATO</text:p>
            <text:p text:style-name="P51">TELEFONE</text:p>
            <text:p text:style-name="P57">51 9 9292 2705</text:p>
            <text:p text:style-name="P51">E-MAIL</text:p>
            <text:p text:style-name="P41"><text:a xlink:type="simple" xlink:href="mailto:tiago.farias.poa@gmail.com" text:style-name="Internet_20_link" text:visited-style-name="Visited_20_Internet_20_Link"><text:span text:style-name="T18">tiago.farias.poa@gmail.com</text:span></text:a></text:p>
            <text:p text:style-name="P38">REDES SOCIAIS</text:p>
            <text:p text:style-name="P43">github.com/tofarias</text:p>
            <text:p text:style-name="P54">bitbucket.org/tiagofarias</text:p>
            <text:p text:style-name="P54">tiagoodefarias.wordpress</text:p>
            <text:p text:style-name="P55">facebook.com/laravelrgs</text:p>
            <text:p text:style-name="P55">linkedin.com/in/tiago-farias1985</text:p>
            <text:p text:style-name="P53">ENDEREÇO</text:p>
            <text:p text:style-name="P56">R. Dr José Bento Corrêa, 545</text:p>
            <text:p text:style-name="P40">B. Protásio Alves, 91450-030</text:p>
            <text:p text:style-name="P44">(próx. SESC Av. Protásio Alves)</text:p>
            <text:p text:style-name="P39">Porto Alegre, <text:span text:style-name="T20">RS</text:span></text:p>
            <text:p text:style-name="P42"/>
            <text:p text:style-name="P52">HABILIDADES</text:p>
            <text:p text:style-name="P37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29">PHP 5 / 7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Laravel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TDD / BDD</text:p>
                </table:table-cell>
                <table:table-cell table:style-name="Tabela7.A1" office:value-type="string">
                  <text:p text:style-name="P30"><text:span text:style-name="T6">* * * * * * * </text:span><text:span text:style-name="T8">* *</text:span><text:span text:style-name="T7"> *</text:span></text:p>
                </table:table-cell>
              </table:table-row>
              <table:table-row>
                <table:table-cell table:style-name="Tabela7.A1" office:value-type="string">
                  <text:p text:style-name="P14">S.O.L.I.D / <text:span text:style-name="T5">GRASP</text:span></text:p>
                </table:table-cell>
                <table:table-cell table:style-name="Tabela7.A1" office:value-type="string">
                  <text:p text:style-name="P32"><text:span text:style-name="T14">* * * * * * * * * </text:span>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4">M.V.C</text:p>
                </table:table-cell>
                <table:table-cell table:style-name="Tabela7.A1" office:value-type="string">
                  <text:p text:style-name="P31">* * * * * * * * * *</text:p>
                </table:table-cell>
              </table:table-row>
              <table:table-row>
                <table:table-cell table:style-name="Tabela7.A1" office:value-type="string">
                  <text:p text:style-name="P14">GIT/SVN</text:p>
                </table:table-cell>
                <table:table-cell table:style-name="Tabela7.A1" office:value-type="string">
                  <text:p text:style-name="P32"><text:span text:style-name="T14">* * * * * * * *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CakePHP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Linux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Oracle</text:p>
                </table:table-cell>
                <table:table-cell table:style-name="Tabela7.A1" office:value-type="string">
                  <text:p text:style-name="P32"><text:span text:style-name="T14">* * * * * </text:span><text:span text:style-name="T9">*</text:span><text:span text:style-name="T14">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Apigility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Zend <text:span text:style-name="T15">Expressive</text:span>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6">JavaScript <text:soft-page-break/>/ JQuery</text:p>
                </table:table-cell>
                <table:table-cell table:style-name="Tabela7.A1" office:value-type="string">
                  <text:p text:style-name="P32"><text:span text:style-name="T14">* * * * * * * * </text:span><text:span text:style-name="T9">* *</text:span></text:p>
                </table:table-cell>
              </table:table-row>
            </table:table>
            <text:p text:style-name="P34"/>
          </table:table-cell>
          <table:table-cell table:style-name="Tabela1.B2" table:number-columns-spanned="2" office:value-type="string">
            <text:p text:style-name="P48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1">Atuar no desenvolvimento/análise de sistemas PHP, banco de dados, levantamento de requisítos e métodos ágeis.</text:p>
            <text:p text:style-name="P61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9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2">Profissional com mais de <text:span text:style-name="T12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  <text:p text:style-name="P45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0">FORMAÇÃO</text:p>
          </table:table-cell>
          <table:covered-table-cell/>
        </table:table-row>
        <table:table-row>
          <table:covered-table-cell/>
          <table:table-cell table:style-name="Tabela1.B7" office:value-type="string">
            <text:p text:style-name="P17">2014 – 2016</text:p>
            <text:p text:style-name="P65">Pós-Graduação</text:p>
            <text:p text:style-name="P35">UniRitter</text:p>
          </table:table-cell>
          <table:table-cell table:style-name="Tabela1.C7" office:value-type="string">
            <text:p text:style-name="P36"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47"/>
          </table:table-cell>
          <table:table-cell table:style-name="Tabela1.A1" office:value-type="string">
            <text:p text:style-name="P20">Tópicos principais: Práticas de Desenvolvimento Ágil, Design Patterns, Smells e Refatoring, Arquiteturas para Web, Testes Ágeis de Software, Gerência de Projetos, Agile Coaching e Mentoring.</text:p>
            <text:p text:style-name="P20">Título do Artigo: ”Aplicação de Domain-Driven Design no Gerenciamento de GRU de Cronotacógrafo no Inmetro/RS”. https://github.com/tofarias/artigo-</text:p>
            <text:p text:style-name="P20">ddd/blob/master/artigo/artigo-domain-driven-design.pdf</text:p>
            <text:p text:style-name="P20">Orientador: M.e. Guilherme Silva de Lacerda.</text:p>
            <text:p text:style-name="P64">Endereço: Rua Orfanotrófio, 555 - Alto Petrópolis, Porto Alegre/RS</text:p>
          </table:table-cell>
        </table:table-row>
        <table:table-row>
          <table:covered-table-cell/>
          <table:table-cell table:style-name="Tabela1.B7" office:value-type="string">
            <text:p text:style-name="P19">2010 – 2013</text:p>
            <text:p text:style-name="P21">Graduação <text:span text:style-name="T13">Faculdades QI</text:span></text:p>
          </table:table-cell>
          <table:table-cell table:style-name="Tabela1.C7" office:value-type="string">
            <text:p text:style-name="P46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19"/>
          </table:table-cell>
          <table:table-cell table:style-name="Tabela1.A1" office:value-type="string">
            <text:p text:style-name="P22">Tópicos principais: Serviços para Web, Gestão de Projetos, Segurança de Software, Engenharia de Software, Desenvolvimento Java O.O.</text:p>
            <text:p text:style-name="P66">Endereço: Av. Julho de Castilhos, 435 - Centro, Porto Alegre/RS</text:p>
          </table:table-cell>
        </table:table-row>
        <table:table-row>
          <table:covered-table-cell/>
          <table:table-cell table:style-name="Tabela1.B7" office:value-type="string">
            <text:p text:style-name="P23">2008 – 2010</text:p>
            <text:p text:style-name="P23">Técnico</text:p>
            <text:p text:style-name="P23">Faculdaed QI</text:p>
            <text:p text:style-name="P23"/>
          </table:table-cell>
          <table:table-cell table:style-name="Tabela1.C7" office:value-type="string">
            <text:p text:style-name="P12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33"/>
            <text:p text:style-name="P33"/>
            <text:p text:style-name="P33"/>
            <text:p text:style-name="P33"><text:soft-page-break/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24">Abril / 2017</text:p>
          </table:table-cell>
          <table:table-cell table:style-name="Tabela1.C21" office:value-type="string">
            <text:p text:style-name="P11">iMasters Certified Professional</text:p>
            <text:p text:style-name="P26">PHP - Boas práticas</text:p>
            <text:p text:style-name="P11">http://certificacao.imasters.com.br/users/tiago-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21" office:value-type="string">
            <text:h text:style-name="P67"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Setembro / 2017</text:p>
            <text:p text:style-name="P27">TreinaWeb</text:p>
          </table:table-cell>
          <table:table-cell table:style-name="Tabela1.C21" office:value-type="string">
            <text:h text:style-name="P67"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21" office:value-type="string">
            <text:h text:style-name="P67"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27">Outubro / 2017</text:p>
            <text:p text:style-name="P27">TreinaWeb</text:p>
          </table:table-cell>
          <table:table-cell table:style-name="Tabela1.C21" office:value-type="string">
            <text:h text:style-name="P67"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5</text:p>
            <text:p text:style-name="P28">UniRitter</text:p>
          </table:table-cell>
          <table:table-cell table:style-name="Tabela1.C21" office:value-type="string">
            <text:p text:style-name="P10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2</text:p>
            <text:p text:style-name="P28">Faculdade QI</text:p>
          </table:table-cell>
          <table:table-cell table:style-name="Tabela1.C21" office:value-type="string">
            <text:p text:style-name="P10">Semana Acadêmica</text:p>
            <text:p text:style-name="P25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CWI</text:p>
          </table:table-cell>
          <table:table-cell table:style-name="Tabela1.C21" office:value-type="string">
            <text:p text:style-name="P10">Projeto Crescer</text:p>
            <text:p text:style-name="P25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Target Trust</text:p>
          </table:table-cell>
          <table:table-cell table:style-name="Tabela1.C21" office:value-type="string">
            <text:p text:style-name="P10">Treinamento PHP</text:p>
            <text:p text:style-name="P25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Faculdade QI</text:p>
          </table:table-cell>
          <table:table-cell table:style-name="Tabela1.C22" office:value-type="string">
            <text:p text:style-name="P10">Trabalho voluntário</text:p>
            <text:p text:style-name="P25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13">EXPERIÊNCIA</text:p>
          </table:table-cell>
        </table:table-row>
        <table:table-row>
          <table:table-cell table:style-name="Tabela4.A2" table:number-rows-spanned="2" office:value-type="string">
            <text:p text:style-name="P3">07/2017 - hoje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22">(CORS, JWT)</text:span>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2" table:number-rows-spanned="2" office:value-type="string">
            <text:p text:style-name="P4">05/2017 – 06/2017</text:p>
            <text:p text:style-name="P4">Ditech</text:p>
          </table:table-cell>
          <table:table-cell table:style-name="Tabela4.B4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2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6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 (CakePHP) e banco de dados Oracle no projeto Cronotacógrafo. Realiza desde o levantamento de requisitos através de entrevistas com usuário, mapeamento de processos de negócio com BPMN <text:span text:style-name="T23">(Bizagi)</text:span> até a análise de impacto juntamente com os administradores de banco de dados.</text:p>
          </table:table-cell>
        </table:table-row>
        <table:table-row>
          <table:table-cell table:style-name="Tabela4.A2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8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 gerenciar contratos e faturas das obras. O módulo de faturas é carregado com informações da base de dados (SQL Server) gerenciada pelo sistema da TOTVS: RM e Fluxos. Desenvolveu com <text:soft-page-break/>PHP (Laravel), TDD, Git, em ambiente linux juntamente com banco de dados MySql.</text:p>
          </table:table-cell>
        </table:table-row>
        <table:table-row>
          <table:table-cell table:style-name="Tabela4.A2" table:number-rows-spanned="2" office:value-type="string">
            <text:p text:style-name="Table_20_Contents">01/2013 – 08/2013</text:p>
            <text:p text:style-name="P1">Constat</text:p>
          </table:table-cell>
          <table:table-cell table:style-name="Tabela4.B10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2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1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2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14" office:value-type="string">
            <text:p text:style-name="P6">Programador <text:span text:style-name="T19">PHP / .Net</text:span>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3-05T09:04:15.632742312</dc:date>
    <meta:editing-duration>PT5H17M19S</meta:editing-duration>
    <meta:editing-cycles>100</meta:editing-cycles>
    <meta:generator>LibreOffice/5.4.5.1$Linux_X86_64 LibreOffice_project/40m0$Build-1</meta:generator>
    <meta:document-statistic meta:table-count="3" meta:image-count="0" meta:object-count="0" meta:page-count="3" meta:paragraph-count="133" meta:word-count="843" meta:character-count="5275" meta:non-whitespace-character-count="4557"/>
  </office:meta>
</office:document-meta>
</file>